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6e7" officeooo:paragraph-rsid="001385e8"/>
    </style:style>
    <style:style style:name="P2" style:family="paragraph" style:parent-style-name="Standard">
      <style:text-properties officeooo:rsid="0011d6e7" officeooo:paragraph-rsid="0014e87e"/>
    </style:style>
    <style:style style:name="P3" style:family="paragraph" style:parent-style-name="Standard">
      <style:paragraph-properties fo:text-align="center" style:justify-single-word="false"/>
      <style:text-properties officeooo:rsid="0011d6e7" officeooo:paragraph-rsid="0014e87e"/>
    </style:style>
    <style:style style:name="P4" style:family="paragraph" style:parent-style-name="Standard">
      <style:text-properties officeooo:paragraph-rsid="001385e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385e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4e87e"/>
    </style:style>
    <style:style style:name="P7" style:family="paragraph" style:parent-style-name="Standard">
      <style:text-properties style:font-name="Arial" fo:font-size="16pt" officeooo:rsid="0011d6e7" officeooo:paragraph-rsid="0011d6e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rsid="0011d6e7" officeooo:paragraph-rsid="001385e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11d6e7" officeooo:paragraph-rsid="0014e87e" style:font-size-asian="16pt" style:font-size-complex="16pt"/>
    </style:style>
    <style:style style:name="P10" style:family="paragraph" style:parent-style-name="Standard">
      <style:text-properties style:font-name="Arial" fo:font-size="16pt" officeooo:rsid="0011d6e7" officeooo:paragraph-rsid="0014e87e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11d6e7" officeooo:paragraph-rsid="0011d6e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officeooo:rsid="0011d6e7" officeooo:paragraph-rsid="0014e87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weight="bold" officeooo:rsid="0011d6e7" officeooo:paragraph-rsid="0011d6e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11d6e7" officeooo:paragraph-rsid="0014e87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385e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4e87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11d6e7" officeooo:paragraph-rsid="001385e8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11d6e7" officeooo:paragraph-rsid="0014e87e" style:font-size-asian="18pt" style:font-weight-asian="bold" style:font-size-complex="18pt" style:font-weight-complex="bold"/>
    </style:style>
    <style:style style:name="P19" style:family="paragraph" style:parent-style-name="Standard">
      <style:text-properties fo:font-weight="bold" officeooo:paragraph-rsid="001385e8" style:font-weight-asian="bold" style:font-weight-complex="bold"/>
    </style:style>
    <style:style style:name="P20" style:family="paragraph" style:parent-style-name="Standard">
      <style:text-properties fo:font-weight="bold" officeooo:paragraph-rsid="0014e87e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1d6e7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1385e8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4e87e"/>
    </style:style>
    <style:style style:name="P24" style:family="paragraph" style:parent-style-name="Standard">
      <style:text-properties officeooo:paragraph-rsid="0014e87e"/>
    </style:style>
    <style:style style:name="P25" style:family="paragraph">
      <style:paragraph-properties fo:text-align="center"/>
      <style:text-properties style:font-name="Arial" fo:font-size="16pt" style:font-size-asian="16pt" style:font-name-complex="Arial" style:font-size-complex="16pt"/>
    </style:style>
    <style:style style:name="P26" style:family="paragraph">
      <loext:graphic-properties draw:fill="solid" draw:fill-color="#fff200"/>
      <style:paragraph-properties fo:text-align="center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7" style:family="paragraph">
      <loext:graphic-properties draw:fill="solid" draw:fill-color="#72bf44"/>
      <style:paragraph-properties fo:text-align="center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" style:family="text">
      <style:text-properties officeooo:rsid="001385e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85e8"/>
    </style:style>
    <style:style style:name="T4" style:family="text">
      <style:text-properties officeooo:rsid="0014e87e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11d6e7" style:font-size-asian="14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1385e8" style:font-size-asian="14pt" style:font-weight-asian="bold" style:font-size-complex="14pt" style:font-weight-complex="bold"/>
    </style:style>
    <style:style style:name="T8" style:family="text">
      <style:text-properties style:font-name="Arial" fo:font-size="14pt" style:text-underline-style="solid" style:text-underline-width="auto" style:text-underline-color="font-color" fo:font-weight="bold" officeooo:rsid="0011d6e7" style:font-size-asian="14pt" style:font-weight-asian="bold" style:font-size-complex="14pt" style:font-weight-complex="bold"/>
    </style:style>
    <style:style style:name="T9" style:family="text">
      <style:text-properties style:font-name="Arial" fo:font-size="14pt" style:text-underline-style="solid" style:text-underline-width="auto" style:text-underline-color="font-color" fo:font-weight="bold" officeooo:rsid="001385e8" style:font-size-asian="14pt" style:font-weight-asian="bold" style:font-size-complex="14pt" style:font-weight-complex="bold"/>
    </style:style>
    <style:style style:name="T10" style:family="text"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200" draw:textarea-horizontal-align="justify" draw:textarea-vertical-align="middle" draw:auto-grow-height="false" fo:min-height="1.429cm" fo:min-width="11.8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72bf44" draw:textarea-horizontal-align="justify" draw:textarea-vertical-align="middle" draw:auto-grow-height="false" fo:min-height="1.429cm" fo:min-width="11.8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che « démarches » à effectuer par </text:p>
      <text:p text:style-name="P17"/>
      <text:p text:style-name="P8"><draw:custom-shape text:anchor-type="paragraph" draw:z-index="0" draw:name="Forme1" draw:style-name="gr1" draw:text-style-name="P26" svg:width="11.854cm" svg:height="1.43cm" svg:x="2.521cm" svg:y="0.314cm"><text:p text:style-name="P25"><text:span text:style-name="T11">les sinistrés relogés n° 1</text:span></text:p><draw:enhanced-geometry svg:viewBox="0 0 21600 21600" draw:type="rectangle" draw:enhanced-path="M 0 0 L 21600 0 21600 21600 0 21600 0 0 Z N"/></draw:custom-shape></text:p>
      <text:p text:style-name="P8"/>
      <text:p text:style-name="P7"/>
      <text:p text:style-name="P11"/>
      <text:p text:style-name="P11"/>
      <text:p text:style-name="P13"><text:span text:style-name="T2">La </text:span><text:span text:style-name="T3">première</text:span><text:span text:style-name="T2"> des choses à faire est de contacter votre assureur afin de </text:span><text:span text:style-name="T3">déclarer</text:span><text:span text:style-name="T2"> le </text:span><text:span text:style-name="T3">sinistre</text:span><text:span text:style-name="T1">.</text:span></text:p>
      <text:p text:style-name="P13"/>
      <text:p text:style-name="P13"><text:tab/>Possibilité éventuelle de vous reloger temporairement selon <text:span text:style-name="T1">les</text:span> clauses du contrat.</text:p>
      <text:p text:style-name="P13"/>
      <text:p text:style-name="P13"><text:tab/>Contacter votre bailleur, le propriétaire ou l’agence immobilière afin de déclarer le sinistre et évaluer les solutions <text:span text:style-name="T1">de</text:span> relogement, travaux à effectuer…</text:p>
      <text:p text:style-name="P13"/>
      <text:p text:style-name="P13"><text:tab/>Dès l’ouverture des bureaux, <text:span text:style-name="T1">contacter</text:span> le CCAS pour avertir que vous occupez le logement de dépannage. De plus des assistantes sociales seront à votre disposition pour aide et conseils éventuels sur problèmes matériels (meubles, démarches, nourriture…) Toutefois, si vous avez déjà une assistante sociale référente (notamment Conseil <text:span text:style-name="T1">Départemental</text:span>), vous pouvez vous adresser à elle.</text:p>
      <text:p text:style-name="P13"/>
      <text:p text:style-name="P13"><text:tab/>Contacter vos fournisseurs et autres administrations <text:span text:style-name="T4">(</text:span>CNI, permis, passeports détruits ou inutilisables) suivant le type de sinistre.</text:p>
      <text:p text:style-name="P13"/>
      <text:p text:style-name="P13"/>
      <text:p text:style-name="P13"><text:tab/>Si besoin <text:span text:style-name="T1">d’aide</text:span> matériel en <text:span text:style-name="T1">vêtements</text:span>, meubles, nourriture, contacter les associations caritatives.</text:p>
      <text:p text:style-name="P13"/>
      <text:p text:style-name="P13"/>
      <text:p text:style-name="P13"><text:span text:style-name="T2">Numéros de téléphone utiles</text:span> :</text:p>
      <text:p text:style-name="P13"/>
      <text:list xml:id="list1138191365" text:style-name="L1">
        <text:list-item>
          <text:p text:style-name="P21"><text:span text:style-name="T8">CCAS</text:span><text:span text:style-name="T6"> : 02 38 71 93 42 - 64 C rue des Fossés</text:span></text:p>
        </text:list-item>
        <text:list-item>
          <text:p text:style-name="P5"><text:span text:style-name="T8">Mairie</text:span><text:span text:style-name="T6"> : 02 38 71 93 93 - </text:span><text:span text:style-name="T7">Place de la République - CNI, passeports…</text:span></text:p>
        </text:list-item>
        <text:list-item>
          <text:p text:style-name="P22"><text:span text:style-name="T9">Police Municipale</text:span><text:span text:style-name="T7"> : </text:span><text:span text:style-name="T5">02 38 71 93 41 – </text:span><text:span text:style-name="T7">Mairie de Fleury-les-Aubrais</text:span></text:p>
        </text:list-item>
      </text:list>
      <text:p text:style-name="P15"/>
      <text:p text:style-name="P19"/>
      <text:p text:style-name="P19"/>
      <text:p text:style-name="P19"/>
      <text:p text:style-name="P19"/>
      <text:p text:style-name="P4"><text:s/></text:p>
      <text:p text:style-name="P1"/>
      <text:p text:style-name="P1"><text:span text:style-name="T1"><text:s/></text:span></text:p>
      <text:p text:style-name="P3"><text:soft-page-break/><text:span text:style-name="T10">Fiche « démarches » à effectuer par </text:span></text:p>
      <text:p text:style-name="P18"/>
      <text:p text:style-name="P9"><draw:custom-shape text:anchor-type="paragraph" draw:z-index="1" draw:name="Forme1" draw:style-name="gr2" draw:text-style-name="P27" svg:width="11.854cm" svg:height="1.43cm" svg:x="2.521cm" svg:y="0.314cm"><text:p text:style-name="P25"><text:span text:style-name="T11">les sinistrés relogés n° 2</text:span></text:p><draw:enhanced-geometry svg:viewBox="0 0 21600 21600" draw:type="rectangle" draw:enhanced-path="M 0 0 L 21600 0 21600 21600 0 21600 0 0 Z N"/></draw:custom-shape></text:p>
      <text:p text:style-name="P9"/>
      <text:p text:style-name="P10"/>
      <text:p text:style-name="P12"/>
      <text:p text:style-name="P12"/>
      <text:p text:style-name="P14"><text:span text:style-name="T2">La </text:span><text:span text:style-name="T3">première</text:span><text:span text:style-name="T2"> des choses à faire est de contacter votre assureur afin de </text:span><text:span text:style-name="T3">déclarer</text:span><text:span text:style-name="T2"> le </text:span><text:span text:style-name="T3">sinistre</text:span><text:span text:style-name="T1">.</text:span></text:p>
      <text:p text:style-name="P14"><text:tab/></text:p>
      <text:p text:style-name="P14"/>
      <text:p text:style-name="P14"><text:tab/>Contacter votre bailleur, le propriétaire ou l’agence immobilière afin de déclarer le sinistre et évaluer les solutions <text:span text:style-name="T1">de</text:span> relogement, travaux à effectuer…</text:p>
      <text:p text:style-name="P14"/>
      <text:p text:style-name="P14"/>
      <text:p text:style-name="P14"><text:tab/><text:span text:style-name="T4">Si besoin contacter le CCAS, des assistantes sociales seront à votre disposition pour aide et conseils éventuels sur problèmes matériels ( meubles, démarches, nourriture…). </text:span>Toutefois, si vous avez déjà une assistante sociale référente (notamment Conseil <text:span text:style-name="T1">Départemental</text:span>), vous pouvez vous adresser à elle.</text:p>
      <text:p text:style-name="P14"/>
      <text:p text:style-name="P14"><text:span text:style-name="T4"><text:s text:c="2"/></text:span></text:p>
      <text:p text:style-name="P14"><text:tab/>Si besoin <text:span text:style-name="T1">d’aide</text:span> matériel en <text:span text:style-name="T1">vêtements</text:span>, meubles, nourriture, contacter les associations caritatives.</text:p>
      <text:p text:style-name="P14"/>
      <text:p text:style-name="P14"/>
      <text:p text:style-name="P14"><text:span text:style-name="T2">Numéros de téléphone utiles</text:span> :</text:p>
      <text:p text:style-name="P14"/>
      <text:list xml:id="list150244486661640" text:continue-numbering="true" text:style-name="L1">
        <text:list-item>
          <text:p text:style-name="P23"><text:span text:style-name="T8">CCAS </text:span><text:span text:style-name="T6">: 02 38 71 93 42 - 64 C rue des Fossés</text:span></text:p>
        </text:list-item>
        <text:list-item>
          <text:p text:style-name="P6"><text:span text:style-name="T8">Mairie</text:span><text:span text:style-name="T6"> : 02 38 71 93 93 - </text:span><text:span text:style-name="T7">Place de la République - CNI, passeports…</text:span></text:p>
        </text:list-item>
        <text:list-item>
          <text:p text:style-name="P23"><text:span text:style-name="T9">Police Municipale</text:span><text:span text:style-name="T7"> : </text:span><text:span text:style-name="T5">02 38 71 93 41 – </text:span><text:span text:style-name="T7">Mairie de Fleury-les-Aubrais</text:span></text:p>
        </text:list-item>
      </text:list>
      <text:p text:style-name="P16"/>
      <text:p text:style-name="P20"/>
      <text:p text:style-name="P20"/>
      <text:p text:style-name="P20"/>
      <text:p text:style-name="P20"/>
      <text:p text:style-name="P24"><text:s/></text:p>
      <text:p text:style-name="P2"/>
      <text:p text:style-name="P2"><text:span text:style-name="T1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4:24:15.811000000</meta:creation-date>
    <dc:date>2020-10-12T15:02:42.380000000</dc:date>
    <meta:editing-duration>PT4M8S</meta:editing-duration>
    <meta:editing-cycles>1</meta:editing-cycles>
    <meta:document-statistic meta:table-count="0" meta:image-count="0" meta:object-count="0" meta:page-count="2" meta:paragraph-count="26" meta:word-count="332" meta:character-count="2097" meta:non-whitespace-character-count="1772"/>
    <meta:generator>LibreOffice/6.0.6.2$Windows_X86_64 LibreOffice_project/0c292870b25a325b5ed35f6b45599d2ea4458e77</meta:generator>
  </office:meta>
</office:document-meta>
</file>